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1.919cm"/>
    </style:style>
    <style:style style:name="co10" style:family="table-column">
      <style:table-column-properties fo:break-before="auto" style:column-width="1.753cm"/>
    </style:style>
    <style:style style:name="co11" style:family="table-column">
      <style:table-column-properties fo:break-before="auto" style:column-width="2.806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0.836cm"/>
    </style:style>
    <style:style style:name="co14" style:family="table-column">
      <style:table-column-properties fo:break-before="auto" style:column-width="2.168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252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6.265cm"/>
    </style:style>
    <style:style style:name="co19" style:family="table-column">
      <style:table-column-properties fo:break-before="auto" style:column-width="2.584cm"/>
    </style:style>
    <style:style style:name="co20" style:family="table-column">
      <style:table-column-properties fo:break-before="auto" style:column-width="3.362cm"/>
    </style:style>
    <style:style style:name="co21" style:family="table-column">
      <style:table-column-properties fo:break-before="auto" style:column-width="2.91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row table:style-name="ro1"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Project</text:p>
          </table:table-cell>
          <table:table-cell office:value-type="string">
            <text:p>Reporter</text:p>
          </table:table-cell>
          <table:table-cell office:value-type="string">
            <text:p>Assigned To</text:p>
          </table:table-cell>
          <table:table-cell office:value-type="string">
            <text:p>Priority</text:p>
          </table:table-cell>
          <table:table-cell office:value-type="string">
            <text:p>Severity</text:p>
          </table:table-cell>
          <table:table-cell office:value-type="string">
            <text:p>Reproducibility</text:p>
          </table:table-cell>
          <table:table-cell office:value-type="string">
            <text:p>Product Version</text:p>
          </table:table-cell>
          <table:table-cell office:value-type="string">
            <text:p>Projection</text:p>
          </table:table-cell>
          <table:table-cell office:value-type="string">
            <text:p>Category</text:p>
          </table:table-cell>
          <table:table-cell table:style-name="Default" office:value-type="string">
            <text:p>Date Submitted</text:p>
          </table:table-cell>
          <table:table-cell office:value-type="string">
            <text:p>ETA</text:p>
          </table:table-cell>
          <table:table-cell office:value-type="string">
            <text:p>OS</text:p>
          </table:table-cell>
          <table:table-cell office:value-type="string">
            <text:p>OS Version</text:p>
          </table:table-cell>
          <table:table-cell office:value-type="string">
            <text:p>Platform</text:p>
          </table:table-cell>
          <table:table-cell office:value-type="string">
            <text:p>View Status</text:p>
          </table:table-cell>
          <table:table-cell table:style-name="Default" office:value-type="string">
            <text:p>Updated</text:p>
          </table:table-cell>
          <table:table-cell office:value-type="string">
            <text:p>Summary</text:p>
          </table:table-cell>
          <table:table-cell office:value-type="string">
            <text:p>Status</text:p>
          </table:table-cell>
          <table:table-cell office:value-type="string">
            <text:p>Resolution</text:p>
          </table:table-cell>
          <table:table-cell office:value-type="string">
            <text:p>Fixed in Version</text:p>
          </table:table-cell>
          <table:table-cell office:value-type="string">
            <text:p>Duplicate ID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OACH V1.0</text:p>
          </table:table-cell>
          <table:table-cell office:value-type="string">
            <text:p>francois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feature</text:p>
          </table:table-cell>
          <table:table-cell office:value-type="string">
            <text:p>always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28">
            <text:p>08/05/28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6-03">
            <text:p>08/06/03</text:p>
          </table:table-cell>
          <table:table-cell office:value-type="string">
            <text:p>Request for POR on Acte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6-03">
            <text:p>08/06/03</text:p>
          </table:table-cell>
          <table:table-cell office:value-type="string">
            <text:p>Add extra chip select from PPC to FPGA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OACH V1.0</text:p>
          </table:table-cell>
          <table:table-cell office:value-type="string">
            <text:p>francois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tweak</text:p>
          </table:table-cell>
          <table:table-cell office:value-type="string">
            <text:p>always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30">
            <text:p>08/05/30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6-03">
            <text:p>08/06/03</text:p>
          </table:table-cell>
          <table:table-cell office:value-type="string">
            <text:p>Request for PERCLK to move to global clock net pin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ACH V1.0</text:p>
          </table:table-cell>
          <table:table-cell office:value-type="string">
            <text:p>francois</text:p>
          </table:table-cell>
          <table:table-cell office:value-type="string">
            <text:p>francois</text:p>
          </table:table-cell>
          <table:table-cell office:value-type="string">
            <text:p>high</text:p>
          </table:table-cell>
          <table:table-cell office:value-type="string">
            <text:p>minor</text:p>
          </table:table-cell>
          <table:table-cell office:value-type="string">
            <text:p>always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6-03">
            <text:p>08/06/03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6-03">
            <text:p>08/06/03</text:p>
          </table:table-cell>
          <table:table-cell office:value-type="string">
            <text:p>DDR DIMM SDA and SCLK not connected to I2C bus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ROACH V1.0</text:p>
          </table:table-cell>
          <table:table-cell office:value-type="string">
            <text:p>francois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always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28">
            <text:p>08/05/28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30">
            <text:p>08/05/30</text:p>
          </table:table-cell>
          <table:table-cell office:value-type="string">
            <text:p>Connectors populated with revere polarity SMA's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30">
            <text:p>08/05/30</text:p>
          </table:table-cell>
          <table:table-cell office:value-type="string">
            <text:p>Add fiducials at all BGA packages (including U17, U63) and for PCB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OACH V1.0</text:p>
          </table:table-cell>
          <table:table-cell office:value-type="string">
            <text:p>francois</text:p>
          </table:table-cell>
          <table:table-cell office:value-type="string">
            <text:p>francois</text:p>
          </table:table-cell>
          <table:table-cell office:value-type="string">
            <text:p>high</text:p>
          </table:table-cell>
          <table:table-cell office:value-type="string">
            <text:p>minor</text:p>
          </table:table-cell>
          <table:table-cell office:value-type="string">
            <text:p>sometimes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20">
            <text:p>08/05/20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30">
            <text:p>08/05/30</text:p>
          </table:table-cell>
          <table:table-cell office:value-type="string">
            <text:p>U6 and U7 misbehaving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ROACH V1.0</text:p>
          </table:table-cell>
          <table:table-cell office:value-type="string">
            <text:p>francois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tweak</text:p>
          </table:table-cell>
          <table:table-cell office:value-type="string">
            <text:p>always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30">
            <text:p>08/05/30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30">
            <text:p>08/05/30</text:p>
          </table:table-cell>
          <table:table-cell office:value-type="string">
            <text:p>Config Mode pins have possibility to cause clash on CPLD output pins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28">
            <text:p>08/05/28</text:p>
          </table:table-cell>
          <table:table-cell office:value-type="string">
            <text:p>Tracks too close to mounting holes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6">
            <text:p>08/05/06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28">
            <text:p>08/05/28</text:p>
          </table:table-cell>
          <table:table-cell office:value-type="string">
            <text:p>LED's CR1 - CR10: Incorrect package fitted to board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6">
            <text:p>08/05/06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28">
            <text:p>08/05/28</text:p>
          </table:table-cell>
          <table:table-cell office:value-type="string">
            <text:p>LED's CR1-10 are fitted the wrong way round.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8">
            <text:p>08/05/08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28">
            <text:p>08/05/28</text:p>
          </table:table-cell>
          <table:table-cell office:value-type="string">
            <text:p>DDR2 socket clips (J15) fouls on ZDOK connector (P7), J15 must be moved.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OACH V1.0</text:p>
          </table:table-cell>
          <table:table-cell office:value-type="string">
            <text:p>francois</text:p>
          </table:table-cell>
          <table:table-cell office:value-type="string">
            <text:p>francois</text:p>
          </table:table-cell>
          <table:table-cell office:value-type="string">
            <text:p>immediate</text:p>
          </table:table-cell>
          <table:table-cell office:value-type="string">
            <text:p>block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12">
            <text:p>08/05/12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28">
            <text:p>08/05/28</text:p>
          </table:table-cell>
          <table:table-cell office:value-type="string">
            <text:p>10GbE Rx lines shorted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9">
            <text:p>08/05/09</text:p>
          </table:table-cell>
          <table:table-cell office:value-type="string">
            <text:p>Clean up IIC - can remove U38, U39, U47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9">
            <text:p>08/05/09</text:p>
          </table:table-cell>
          <table:table-cell office:value-type="string">
            <text:p>J24 and J22 mirrored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BGA vias are not covered</text:p>
          </table:table-cell>
          <table:table-cell office:value-type="string">
            <text:p>acknowledged</text:p>
          </table:table-cell>
          <table:table-cell office:value-type="string">
            <text:p>ope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Pullup resistor needed on Virtex-5 done pin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Following 0402 caps are fitted to 0805 pads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R292 &amp; R296 footprint is too small</text:p>
          </table:table-cell>
          <table:table-cell office:value-type="string">
            <text:p>resolved</text:p>
          </table:table-cell>
          <table:table-cell office:value-type="string">
            <text:p>no change requir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R88 &amp; R89 missing</text:p>
          </table:table-cell>
          <table:table-cell office:value-type="string">
            <text:p>resolved</text:p>
          </table:table-cell>
          <table:table-cell office:value-type="string">
            <text:p>no change requir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R41 missing</text:p>
          </table:table-cell>
          <table:table-cell office:value-type="string">
            <text:p>resolved</text:p>
          </table:table-cell>
          <table:table-cell office:value-type="string">
            <text:p>no change requir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6">
            <text:p>08/05/06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U45-48 incorrect footprints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6">
            <text:p>08/05/06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U31 - Incorrect footpri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Add orientation marks for U55-U59 - enable top-outlines in gerber generation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Correct ZDOK footpri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aj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Correct U50 footprint (hole size)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Correct J32 pin 1 indicator off board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Correct U25 part number - should be ADR03ARZ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OACH V1.0</text:p>
          </table:table-cell>
          <table:table-cell office:value-type="string">
            <text:p>alec</text:p>
          </table:table-cell>
          <table:table-cell office:value-type="string">
            <text:p>francois</text:p>
          </table:table-cell>
          <table:table-cell office:value-type="string">
            <text:p>normal</text:p>
          </table:table-cell>
          <table:table-cell office:value-type="string">
            <text:p>minor</text:p>
          </table:table-cell>
          <table:table-cell office:value-type="string">
            <text:p>have not tried</text:p>
          </table:table-cell>
          <table:table-cell/>
          <table:table-cell office:value-type="string">
            <text:p>none</text:p>
          </table:table-cell>
          <table:table-cell/>
          <table:table-cell office:value-type="date" office:date-value="2008-05-07">
            <text:p>08/05/07</text:p>
          </table:table-cell>
          <table:table-cell office:value-type="string">
            <text:p>none</text:p>
          </table:table-cell>
          <table:table-cell table:number-columns-repeated="3"/>
          <table:table-cell office:value-type="string">
            <text:p>public</text:p>
          </table:table-cell>
          <table:table-cell office:value-type="date" office:date-value="2008-05-08">
            <text:p>08/05/08</text:p>
          </table:table-cell>
          <table:table-cell office:value-type="string">
            <text:p>Check SMAs - J10 and J11 for mounting - 90 degree possible depending on mated connector height</text:p>
          </table:table-cell>
          <table:table-cell office:value-type="string">
            <text:p>resolved</text:p>
          </table:table-cell>
          <table:table-cell office:value-type="string">
            <text:p>no change required</text:p>
          </table:table-cell>
          <table:table-cell/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2008/06/04</text:date>, <text:time>10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86"/>
  </office:meta>
</office:document-meta>
</file>